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 fo:keep-with-next="auto" style:may-break-between-rows="false"/>
    </style:style>
    <style:style style:name="Tabella1.A" style:family="table-column">
      <style:table-column-properties style:column-width="11.012cm" style:rel-column-width="6242*"/>
    </style:style>
    <style:style style:name="Tabella1.B" style:family="table-column">
      <style:table-column-properties style:column-width="1.949cm" style:rel-column-width="1105*"/>
    </style:style>
    <style:style style:name="Tabella1.F" style:family="table-column">
      <style:table-column-properties style:column-width="0.991cm" style:rel-column-width="562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71a46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0f3f20" officeooo:paragraph-rsid="006d372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97d9e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officeooo:rsid="00197d1e"/>
    </style:style>
    <style:style style:name="T7" style:family="text">
      <style:text-properties officeooo:rsid="003c36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'it_IT')&gt;</text:placeholder></text:p>
      <text:p text:style-name="P5"><text:text-input text:description="&lt;for each=&quot;(mrp, record) in get_object(data).iteritems()&quot;&gt;">starts for loop</text:text-input></text:p>
      <table:table table:name="Tabella1" table:style-name="Tabella1">
        <table:table-column table:style-name="Tabella1.A"/>
        <table:table-column table:style-name="Tabella1.B" table:number-columns-repeated="4"/>
        <table:table-column table:style-name="Tabella1.F"/>
        <table:table-header-rows>
          <table:table-row table:style-name="Tabella1.1">
            <table:table-cell table:style-name="Tabella1.A1" table:number-columns-spanned="6" office:value-type="string">
              <text:p text:style-name="P18"><text:span text:style-name="T4">Produzione: </text:span><text:span text:style-name="T2"><text:placeholder text:placeholder-type="text">&lt;mrp.name&gt;</text:placeholder></text:span><text:span text:style-name="T2"> </text:span><text:span text:style-name="T5">Pianificata dal: </text:span><text:span text:style-name="T2"><text:placeholder text:placeholder-type="text">&lt;mrp.date_planned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office:value-type="string">
            <text:p text:style-name="P9">Semilavorati</text:p>
          </table:table-cell>
          <table:table-cell table:style-name="Tabella1.A2" office:value-type="string">
            <text:p text:style-name="P10">Corrente</text:p>
          </table:table-cell>
          <table:table-cell table:style-name="Tabella1.A2" office:value-type="string">
            <text:p text:style-name="P10">Magazzino</text:p>
          </table:table-cell>
          <table:table-cell table:style-name="Tabella1.A2" office:value-type="string">
            <text:p text:style-name="P10">OC per.</text:p>
          </table:table-cell>
          <table:table-cell table:style-name="Tabella1.A2" office:value-type="string">
            <text:p text:style-name="P10">OF</text:p>
          </table:table-cell>
          <table:table-cell table:style-name="Tabella1.F2" office:value-type="string">
            <text:p text:style-name="P8">Stato</text:p>
          </table:table-cell>
        </table:table-row>
        <table:table-row table:style-name="Tabella1.1">
          <table:table-cell table:style-name="Tabella1.A3" office:value-type="string">
            <text:p text:style-name="P12"><text:span text:style-name="T7"><text:placeholder text:placeholder-type="text">&lt;for each="item in record"&gt;</text:placeholder></text:span></text:p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F3" office:value-type="string">
            <text:p text:style-name="P7"/>
          </table:table-cell>
        </table:table-row>
        <table:table-row table:style-name="Tabella1.1">
          <table:table-cell table:style-name="Tabella1.A3" office:value-type="string">
            <text:p text:style-name="P13"><text:span text:style-name="T7"><text:placeholder text:placeholder-type="text">&lt;item[0].default_code&gt;</text:placeholder></text:span><text:span text:style-name="T7"> - </text:span><text:span text:style-name="T7"><text:placeholder text:placeholder-type="text">&lt;item[0].name&gt;</text:placeholder></text:span></text:p>
          </table:table-cell>
          <table:table-cell table:style-name="Tabella1.A3" office:value-type="string">
            <text:p text:style-name="P14"><text:span text:style-name="T7"><text:placeholder text:placeholder-type="text">&lt;int(item[1])&gt;</text:placeholder></text:span></text:p>
          </table:table-cell>
          <table:table-cell table:style-name="Tabella1.A3" office:value-type="string">
            <text:p text:style-name="P15"><text:span text:style-name="T7"><text:placeholder text:placeholder-type="text">&lt;int(item[2])&gt;</text:placeholder></text:span></text:p>
          </table:table-cell>
          <table:table-cell table:style-name="Tabella1.A3" office:value-type="string">
            <text:p text:style-name="P15"><text:span text:style-name="T7"><text:placeholder text:placeholder-type="text">&lt;int(item[3])&gt;</text:placeholder></text:span></text:p>
          </table:table-cell>
          <table:table-cell table:style-name="Tabella1.A3" office:value-type="string">
            <text:p text:style-name="P16"><text:span text:style-name="T7"><text:placeholder text:placeholder-type="text">&lt;int(item[4])&gt;</text:placeholder></text:span></text:p>
          </table:table-cell>
          <table:table-cell table:style-name="Tabella1.F3" office:value-type="string">
            <text:p text:style-name="P17"><text:span text:style-name="T7"><text:placeholder text:placeholder-type="text">&lt;item[5]&gt;</text:placeholder></text:span></text:p>
          </table:table-cell>
        </table:table-row>
        <table:table-row table:style-name="Tabella1.1">
          <table:table-cell table:style-name="Tabella1.A3" office:value-type="string">
            <text:p text:style-name="P12"><text:span text:style-name="T7"><text:placeholder text:placeholder-type="text">&lt;/for&gt;</text:placeholder></text:span></text:p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F3" office:value-type="string">
            <text:p text:style-name="P7"/>
          </table:table-cell>
        </table:table-row>
      </table:table>
      <text:p text:style-name="P4"/>
      <text:p text:style-name="P6"/>
      <text:p text:style-name="P11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 <text:s text:c="48"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3T14:13:27.840688726</dc:date>
    <dc:creator>thebrush </dc:creator>
    <meta:editing-duration>PT10H46M12S</meta:editing-duration>
    <meta:editing-cycles>106</meta:editing-cycles>
    <meta:document-statistic meta:table-count="1" meta:image-count="0" meta:object-count="0" meta:page-count="2" meta:paragraph-count="21" meta:word-count="47" meta:character-count="432" meta:non-whitespace-character-count="361"/>
  </office:meta>
</office:document-meta>
</file>